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.0835in" style:contextual-spacing="false" fo:line-height="100%" fo:text-align="center" style:justify-single-word="false" fo:orphans="0" fo:widows="0" style:page-number="auto"/>
      <style:text-properties fo:font-size="12pt" fo:font-weight="bold" style:font-size-asian="12pt" style:font-weight-asian="bold" style:font-size-complex="12pt"/>
    </style:style>
    <style:style style:name="P2" style:family="paragraph" style:parent-style-name="Standard" style:list-style-name="WW8Num4">
      <style:paragraph-properties fo:margin-left="0.248in" fo:margin-right="0in" fo:margin-top="0in" fo:margin-bottom="0.0835in" style:contextual-spacing="false" fo:line-height="100%" fo:text-align="justify" style:justify-single-word="false" fo:orphans="0" fo:widows="0" fo:text-indent="-0.248in" style:auto-text-indent="false"/>
    </style:style>
    <style:style style:name="P3" style:family="paragraph" style:parent-style-name="Standard" style:list-style-name="WW8Num4">
      <style:paragraph-properties fo:margin-left="0.248in" fo:margin-right="0in" fo:margin-top="0in" fo:margin-bottom="0.0835in" style:contextual-spacing="false" fo:line-height="100%" fo:text-align="justify" style:justify-single-word="false" fo:orphans="0" fo:widows="0" fo:text-indent="-0.248in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я на построение простых запросов</text:p>
      <text:list xml:id="list2456196406" text:style-name="WW8Num4">
        <text:list-item>
          <text:p text:style-name="P2"><text:span text:style-name="T2">Выбрать</text:span><text:span text:style-name="T3"> </text:span><text:span text:style-name="T2">из</text:span><text:span text:style-name="T3"> </text:span><text:span text:style-name="T2">таблицы</text:span><text:span text:style-name="T3"> HR.EMPLOYEES </text:span><text:span text:style-name="T2">столбцы</text:span><text:span text:style-name="T3"> FIRST_NAME, LAST_NAME, HIRE_DATE.</text:span></text:p>
        </text:list-item>
        <text:list-item>
          <text:p text:style-name="P2"><text:span text:style-name="T2">Сделать выборку столбцов из таблицы HR.EMPLOYEES с применением псевдонимов на русском языке.</text:span></text:p>
        </text:list-item>
        <text:list-item>
          <text:p text:style-name="P2"><text:span text:style-name="T2">Используя месячную зарплату сотрудника (столбец SALARY в таблице HR.EMPLOYEES), вычислить годовой доход для каждого из них.</text:span></text:p>
        </text:list-item>
        <text:list-item>
          <text:p text:style-name="P2"><text:span text:style-name="T2">При выборке данных из таблицы HR.EMPLOYEES значения полей FIRST_NAME и LAST_NAME для каждого сотрудника поместить в один столбец с названием FULL_NAME.</text:span></text:p>
        </text:list-item>
        <text:list-item>
          <text:p text:style-name="P2"><text:span text:style-name="T2">По данным из таблицы HR.EMPLOYEES получить список неповторяющихся значений кода должности (JOB_ID).</text:span></text:p>
        </text:list-item>
        <text:list-item>
          <text:p text:style-name="P2"><text:span text:style-name="T2">Из таблицы HR.EMPLOYEES выдать значения JOB_ID так, чтобы они могли повторяться, но только в разных департаментах. Сделать сортировку по столбцу JOB_ID в порядке от Z к A.</text:span></text:p>
        </text:list-item>
        <text:list-item>
          <text:p text:style-name="P2"><text:span text:style-name="T2">По данным из таблицы HR.EMPLOYEES получить список неповторяющихся значений кода менеджера (manager_id) и упорядочить их по убыванию.</text:span></text:p>
        </text:list-item>
        <text:list-item>
          <text:p text:style-name="P2"><text:span text:style-name="T2">По данным из таблицы HR.EMPLOYEES получить список неповторяющихся значений для столбца SALARY и упорядочить их по убыванию.</text:span></text:p>
        </text:list-item>
        <text:list-item>
          <text:p text:style-name="P2"><text:span text:style-name="T2">Из таблицы HR.EMPLOYEES выдать значения SALARY так, чтобы они могли повторяться, но только в разных департаментах. По столбцу SALARY сделать сортировку в порядке возрастания и ограничиться значениями не выше 4000.</text:span></text:p>
        </text:list-item>
        <text:list-item>
          <text:p text:style-name="P2"><text:span text:style-name="T2">По данным из таблицы HR.EMPLOYEES получить список сотрудников с низкой зарплатой (не более 2500$).</text:span></text:p>
        </text:list-item>
        <text:list-item>
          <text:p text:style-name="P2"><text:span text:style-name="T2">По таблице HR.EMPLOYEES получить список сотрудников, у которых в фамилии (LAST_NAME) предпоследние символы – en.</text:span></text:p>
        </text:list-item>
        <text:list-item>
          <text:p text:style-name="P2"><text:span text:style-name="T2">По таблице HR.EMPLOYEES получить список сотрудников, у которых зарплата находится в замкнутом диапазоне [3000, 7000].</text:span></text:p>
        </text:list-item>
        <text:list-item>
          <text:p text:style-name="P2"><text:span text:style-name="T2">По таблице HR.EMPLOYEES получить список сотрудников, которые работают в департаментах 20, 60 и 90.</text:span></text:p>
        </text:list-item>
        <text:list-item>
          <text:p text:style-name="P2"><text:span text:style-name="T2">По таблице HR.EMPLOYEES получить список сотрудников для категории клерков (поле job_id содержит подстроку CLERK), у которых зарплата находится в диапазоне [2500, 3000].</text:span></text:p>
        </text:list-item>
        <text:list-item>
          <text:p text:style-name="P2"><text:span text:style-name="T2">По таблице </text:span><text:span text:style-name="T3">HR</text:span><text:span text:style-name="T2">.</text:span><text:span text:style-name="T3">EMPLOYEES</text:span><text:span text:style-name="T2"> получить список сотрудников, которые приняты на работу с начала 1999 г. и </text:span><text:span text:style-name="T4">не относятся</text:span><text:span text:style-name="T2"> к департаментам 50, 80, 100.</text:span></text:p>
        </text:list-item>
        <text:list-item>
          <text:p text:style-name="P2"><text:span text:style-name="T2">По таблице HR.EMPLOYEES получить список сотрудников, у которых зарплата не ниже 10000, с указанием кода подразделения (department_id) и фамилии (last_name). Список отсортировать сначала по коду подразделения, а в пределах одного подразделения – по фамилии.</text:span></text:p>
        </text:list-item>
        <text:list-item>
          <text:p text:style-name="P2"><text:span text:style-name="T2">Используя месячную зарплату сотрудника (столбец SALARY в таблице HR.EMPLOYEES), вычислить доход каждого из них за полугодие.</text:span></text:p>
        </text:list-item>
        <text:list-item>
          <text:p text:style-name="P3">С использованием месячной зарплаты сотрудника (столбец SALARY в таблице HR.EMPLOYEES) вычислить доход каждого из них за квартал.</text:p>
        </text:list-item>
        <text:list-item>
          <text:p text:style-name="P2"><text:span text:style-name="T2">По таблице HR.EMPLOYEES получить список сотрудников, у которых фамилия </text:span><text:soft-page-break/><text:span text:style-name="T2">(LAST_NAME) начинается с буквы A и заканчивается буквой n.</text:span></text:p>
        </text:list-item>
        <text:list-item>
          <text:p text:style-name="P2"><text:span text:style-name="T2">По таблице HR.EMPLOYEES получить список сотрудников, у которых код должности (JOB_ID) имеет значение IT_PROG или SA_MAN, с указанием фамилии сотрудника (LAST_NAME) и даты приема на работу (HIRE_DATE).</text:span></text:p>
        </text:list-item>
        <text:list-item>
          <text:p text:style-name="P2"><text:span text:style-name="T2">По таблице HR.EMPLOYEES получить список сотрудников, которые были приняты на работу после 1-го января 2008 г.</text:span></text:p>
        </text:list-item>
        <text:list-item>
          <text:p text:style-name="P2"><text:span text:style-name="T2">Из таблицы HR.EMPLOYEES выбрать данные по сотрудникам, у которых код сотрудника (EMPLOYEE_ID) имеет значения 150 или 160.</text:span></text:p>
        </text:list-item>
        <text:list-item>
          <text:p text:style-name="P2"><text:span text:style-name="T2">По таблице HR.EMPLOYEES получить список сотрудников, у которых имя (FIRST_NAME) или фамилия (LAST_NAME) начинается с символа S.</text:span></text:p>
        </text:list-item>
        <text:list-item>
          <text:p text:style-name="P2"><text:span text:style-name="T2">Из таблицы HR.EMPLOYEES выбрать данные по сотрудникам департамента с номером 30, у которых отсутствует комиссионная надбавка и зарплата (SALARY) не превышает 5000.</text:span></text:p>
        </text:list-item>
        <text:list-item>
          <text:p text:style-name="P2"><text:span text:style-name="T2">По таблице HR.EMPLOYEES получить список сотрудников, у которых месячная зарплата (SALARY) не превышает 8000. Вместе с данными по зарплате отобразить имя и фамилию сотрудника, номер департамента. Названия столбцов заменить псевдонимами.</text:span></text:p>
        </text:list-item>
        <text:list-item>
          <text:p text:style-name="P2"><text:span text:style-name="T2">По таблице HR.EMPLOYEES получить список сотрудников, у которых в имени (FIRST_NAME) отсутствует заданная буква (независимо от её написания). В списке отобразить имя и фамилию сотрудника (через точку), дату приема на работу и номер департамента. Список отсортировать по убыванию номера департамента.</text:span></text:p>
        </text:list-item>
        <text:list-item>
          <text:p text:style-name="P2"><text:span text:style-name="T2">По таблице HR.EMPLOYEES получить список сотрудников, которыми руководят менеджеры с номерами 120, 103 и 145. В списке отобразить имя и фамилию сотрудника (через точку), адрес электронной почты и зарплату.</text:span></text:p>
        </text:list-item>
        <text:list-item>
          <text:p text:style-name="P2"><text:span text:style-name="T2">Из таблицы HR.EMPLOYEES выбрать данные по сотрудникам, у которых 3-я цифра телефонного номера имеет значение 3 или 5. Список упорядочить по телефонному номеру.</text:span></text:p>
        </text:list-item>
        <text:list-item>
          <text:p text:style-name="P2"><text:span text:style-name="T2">Из таблицы HR.EMPLOYEES выбрать данные по сотрудникам, у которых код должности (JOB_ID) имеет значение SA_REP или SA_MAN, с указанием фамилии сотрудника и его имени (через точку), а также контактных данных (адрес электронной почты и телефон).</text:span></text:p>
        </text:list-item>
        <text:list-item>
          <text:p text:style-name="P3">По таблице HR.EMPLOYEES получить список сотрудников, у которых имя (FIRST_NAME) и фамилия (LAST_NAME) начинаются с одной и той же буквы S.</text:p>
        </text:list-item>
        <text:list-item>
          <text:p text:style-name="P2"><text:span text:style-name="T2">На основе таблице HR.EMPLOYEES построить запрос для получения ответа на вопрос, какой станет зарплата у сотрудников в случае её повышения на 20%.</text:span></text:p>
        </text:list-item>
        <text:list-item>
          <text:p text:style-name="P3">По данным из таблицы HR.EMPLOYEES получить список неповторяющихся значений для столбца FIRST_NAME.</text:p>
        </text:list-item>
        <text:list-item>
          <text:p text:style-name="P2"><text:span text:style-name="T2">По данным из таблицы HR.EMPLOYEES получить список неповторяющихся значений для даты приема на работу (HIRE_DATE). Ограничиться только датами до конца 2003 г.</text:span></text:p>
        </text:list-item>
        <text:list-item>
          <text:p text:style-name="P3">По данным из таблицы HR.JOBS найти разницу между максимальной и минимальной зарплатой для должностей, у которых максимальная зарплата находится в диапазоне от 12000 до 18000.</text:p>
        </text:list-item>
        <text:list-item>
          <text:p text:style-name="P2"><text:span text:style-name="T2">По данным из таблицы HR.JOBS вычислить разницу между максимальной и минимальной зарплатой для каждой должности. Сделать сортировку по увеличению разницы.</text:span></text:p>
        </text:list-item>
        <text:list-item>
          <text:p text:style-name="P2"><text:span text:style-name="T2">Из таблицы HR.EMPLOYEES выдать значения HIRE_DATE так, чтобы они могли повторяться, но только в разных департаментах. Полученные данные отсортировать по столбцу </text:span><text:soft-page-break/><text:span text:style-name="T2">HIRE_DATE в алфавитном порядке и ограничиться только датами за 2007 г.</text:span></text:p>
        </text:list-item>
        <text:list-item>
          <text:p text:style-name="P2"><text:span text:style-name="T2">Из таблицы HR.EMPLOYEES выдать значения FIRST_NAME так, чтобы они могли повторяться, но только в разных департаментах. Столбец FIRST_NAME отсортировать в алфавитном порядке.</text:span></text:p>
        </text:list-item>
        <text:list-item>
          <text:p text:style-name="P2"><text:span text:style-name="T2">По данным из таблицы HR.JOBS получить список должностей, у которых максимальная зарплата (MAX_SALARY) находится в диапазоне от 10000 до 20000.</text:span></text:p>
        </text:list-item>
        <text:list-item>
          <text:p text:style-name="P2"><text:span text:style-name="T2">С помощью таблицы HR.JOBS получить список должностей с указанием данных по зарплате, провести сортировку этого списка по названию должности (JOB_TITLE) в алфавитном порядке.</text:span></text:p>
        </text:list-item>
        <text:list-item>
          <text:p text:style-name="P2"><text:span text:style-name="T2">По данным из таблицы HR.JOBS получить список должностей с минимальной зарплатой выше 8000.</text:span></text:p>
        </text:list-item>
        <text:list-item>
          <text:p text:style-name="P2"><text:span text:style-name="T2">По данным из таблицы HR.DEPARTMENTS отобразить все сведения об отделе маркетинга.</text:span></text:p>
        </text:list-item>
        <text:list-item>
          <text:p text:style-name="P2"><text:span text:style-name="T2">По данным из таблицы HR.EMPLOYEES получить список неповторяющихся значений для номеров департаментов (DEPARTMENT_ID), к которым относятся сотрудники. Список упорядочить по убыванию.</text:span></text:p>
        </text:list-item>
        <text:list-item>
          <text:p text:style-name="P2"><text:span text:style-name="T2">По данным из таблицы HR.DEPARTMENTS отобразить все сведения об отделах, которые занимаются продажами (Sales) и доставками (Shipping).</text:span>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Обычный_20__28_веб_29_" style:display-name="Обычный (веб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size="12pt" fo:language="en" fo:country="US" style:font-size-asian="12pt" style:font-size-complex="12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at_5f_flat_5f_counter" style:display-name="at_flat_counter" style:family="text"/>
    <style:style style:name="Emphasis" style:family="text">
      <style:text-properties fo:font-style="italic" style:font-style-asian="italic" style:font-style-complex="italic"/>
    </style:style>
    <style:style style:name="Код_20_HTML" style:display-name="Код HTML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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2z1" style:num-suffix="." text:bullet-char="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1" style:num-suffix="." text:bullet-char="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1" style:num-suffix="." text:bullet-char="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1" style:num-suffix="." text:bullet-char="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1" style:num-suffix="." text:bullet-char="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1" style:num-suffix="." text:bullet-char="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1" style:num-suffix="." text:bullet-char="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Людмила Ивановна</meta:initial-creator>
    <meta:creation-date>2019-06-11T18:35:00</meta:creation-date>
    <dc:creator>Владимир</dc:creator>
    <dc:date>2020-10-20T23:24:00</dc:date>
    <meta:editing-cycles>32</meta:editing-cycles>
    <meta:editing-duration>PT6H18M</meta:editing-duration>
    <meta:document-statistic meta:table-count="0" meta:image-count="0" meta:object-count="0" meta:page-count="3" meta:paragraph-count="44" meta:word-count="930" meta:character-count="6631" meta:non-whitespace-character-count="5786"/>
    <meta:generator>LibreOffice/7.0.3.1$Linux_X86_64 LibreOffice_project/d7547858d014d4cf69878db179d326fc3483e082</meta:generator>
  </office:meta>
</office:document-meta>
</file>